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65000000B8DD3D5108D2374BBA.png" manifest:media-type="image/png"/>
  <manifest:file-entry manifest:full-path="Pictures/1000344600003F5F000012FC5C963CBBE0C7DFEA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text-properties officeooo:paragraph-rsid="00156103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610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156103"/>
    </style:style>
    <style:style style:name="P12" style:family="paragraph" style:parent-style-name="Heading_20_3">
      <style:text-properties officeooo:rsid="001877e2" officeooo:paragraph-rsid="001877e2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1c63af" officeooo:rsid="001877e2"/>
    </style:style>
    <style:style style:name="T5" style:family="text">
      <style:text-properties fo:color="#0d487c"/>
    </style:style>
    <style:style style:name="T6" style:family="text">
      <style:text-properties fo:color="#b2b2b2"/>
    </style:style>
    <style:style style:name="T7" style:family="text">
      <style:text-properties officeooo:rsid="000b1d65"/>
    </style:style>
    <style:style style:name="T8" style:family="text">
      <style:text-properties officeooo:rsid="000cbd7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1b7a2"/>
    </style:style>
    <style:style style:name="T12" style:family="text">
      <style:text-properties officeooo:rsid="0016db42"/>
    </style:style>
    <style:style style:name="T13" style:family="text">
      <style:text-properties officeooo:rsid="001877e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7">00000019</text:span></text:h>
      <text:h text:style-name="Heading_20_2" text:outline-level="2">201<text:span text:style-name="T13">6-00-00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2" text:outline-level="3">Name</text:h>
            <text:p text:style-name="P7"/>
          </table:table-cell>
          <table:table-cell table:style-name="Table2.A1" office:value-type="string">
            <text:h text:style-name="Heading_20_3" text:outline-level="3"><text:span text:style-name="T7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8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Name</text:span>,</text:p>
      <text:p text:style-name="Standard"/>
      <text:p text:style-name="Standard"><text:span text:style-name="T7">P</text:span>lease transfer the following amount to the benefit of:</text:p>
      <text:p text:style-name="Standard"/>
      <text:p text:style-name="P10">R <text:span text:style-name="T12">5 150</text:span> ZAR for <text:span text:style-name="T12">1 Organisation Membership and 1 Individual Membership of DASA</text:span>.</text:p>
      <text:p text:style-name="P11"/>
      <text:p text:style-name="P9">Drupal Association South Africa</text:p>
      <text:p text:style-name="P8">Johannesburg</text:p>
      <text:p text:style-name="P8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style:shadow="none" text:number-lines="false" text:line-number="0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 officeooo:rsid="001877e2"/>
    </style:style>
    <style:style style:name="MT3" style:family="text">
      <style:text-properties fo:color="#1c63af"/>
    </style:style>
    <style:style style:name="MT4" style:family="text">
      <style:text-properties fo:color="#1c63af" officeooo:rsid="00087614"/>
    </style:style>
    <style:style style:name="MT5" style:family="text">
      <style:text-properties fo:color="#0d487c"/>
    </style:style>
    <style:style style:name="MT6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5C963CBBE0C7DFEA.svg" xlink:type="simple" xlink:show="embed" xlink:actuate="onLoad"/><draw:image xlink:href="Pictures/1000020100000265000000B8DD3D5108D2374BBA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Johan du Bois</text:span><text:span text:style-name="MT3"> (Chairman), </text:span><text:span text:style-name="MT2">Jason Lewis</text:span><text:span text:style-name="MT4"> (Vice Chairman),<text:line-break/></text:span><text:span text:style-name="MT2">Ingrid Talbot</text:span><text:span text:style-name="MT4"> (Secretary), </text:span><text:span text:style-name="MT2">Renate Ehlers</text:span><text:span text:style-name="MT4"> (Treasurer), </text:span><text:span text:style-name="MT2">Lee Taylor</text:span><text:span text:style-name="MT4"> (Portfolio Manager), </text:span><text:span text:style-name="MT2">Greg McKeen, Riaan Burger</text:span></text:p>
            </table:table-cell>
            <table:table-cell table:style-name="Table1.A1" office:value-type="string">
              <text:p text:style-name="MP2"><text:span text:style-name="MT5"><text:line-break/>info@dasa.org.za</text:span> <text:span text:style-name="MT6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12-24T02:55:03.845912560</dc:date>
    <dc:creator>Riaan Burger</dc:creator>
    <meta:editing-duration>PT2H46S</meta:editing-duration>
    <meta:editing-cycles>21</meta:editing-cycles>
    <meta:generator>LibreOffice/5.0.3.2$Linux_X86_64 LibreOffice_project/00m0$Build-2</meta:generator>
    <meta:document-statistic meta:table-count="2" meta:image-count="1" meta:object-count="0" meta:page-count="1" meta:paragraph-count="17" meta:word-count="86" meta:character-count="598" meta:non-whitespace-character-count="528"/>
  </office:meta>
</office:document-meta>
</file>